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4cm" fo:margin-left="-0.191cm" fo:margin-top="0cm" fo:margin-bottom="0cm" table:align="left" style:writing-mode="lr-tb"/>
    </style:style>
    <style:style style:name="Tabla1.A" style:family="table-column">
      <style:table-column-properties style:column-width="1.212cm"/>
    </style:style>
    <style:style style:name="Tabla1.B" style:family="table-column">
      <style:table-column-properties style:column-width="7.835cm"/>
    </style:style>
    <style:style style:name="Tabla1.C" style:family="table-column">
      <style:table-column-properties style:column-width="1.48cm"/>
    </style:style>
    <style:style style:name="Tabla1.D" style:family="table-column">
      <style:table-column-properties style:column-width="7.567cm"/>
    </style:style>
    <style:style style:name="Tabla1.E" style:family="table-column">
      <style:table-column-properties style:column-width="6.615cm"/>
    </style:style>
    <style:style style:name="Tabla1.F" style:family="table-column">
      <style:table-column-properties style:column-width="2.43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ff0000"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color="#000000" fo:font-size="14pt" style:font-size-asian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9pt" style:font-size-asian="9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5cf21" officeooo:paragraph-rsid="0005cf21" fo:background-color="#ffff00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5cf21" officeooo:paragraph-rsid="00069d3d" fo:background-color="#ffff00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7d4c1" officeooo:paragraph-rsid="0007d4c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officeooo:rsid="00055254"/>
    </style:style>
    <style:style style:name="T7" style:family="text">
      <style:text-properties officeooo:rsid="00069d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CONSULTAS ENTRE GRUPOS. CONSULTAS PARA EL GRUPO </text:span><text:span text:style-name="T2"><text:s/></text:span><text:span text:style-name="T4">MEDIVER</text:span></text:p>
      <text:p text:style-name="P3">(recuerda que solo el jefe de proyecto debe subir este fichero con Github)</text:p>
      <text:p text:style-name="P2"/>
      <text:p text:style-name="P4">DESCRIPCIÓN DEL CONTENIDO DE CADA COLUMNA:</text:p>
      <text:list xml:id="list7706551320195816170" text:style-name="WWNum1">
        <text:list-item>
          <text:p text:style-name="P12">NUM: número de la consulta. En caso de incluir más filas al final de la tabla poner la numeración que les correspondan.</text:p>
        </text:list-item>
        <text:list-item>
          <text:p text:style-name="P12">FECHA: fecha en la que se pone la consulta</text:p>
        </text:list-item>
        <text:list-item>
          <text:p text:style-name="P12">GRUPO QUE HACE LA CONSULTA: nombre del grupo que hace la consulta</text:p>
        </text:list-item>
        <text:list-item>
          <text:p text:style-name="P12">CONSULTA: descripción de la información que se desea obtener</text:p>
        </text:list-item>
        <text:list-item>
          <text:p text:style-name="P12">RESPUESTA: consulta que da obtiene la información pedida en la columna CONSULTA. Cualquier grupo puede hacer una propuesta de respuesta, en tal caso debe escribir en color distinto al negro y además debe indicar el nombre del grupo que da la respuesta.</text:p>
        </text:list-item>
        <text:list-item>
          <text:p text:style-name="P13"><text:span text:style-name="T5">Responsable del grupo</text:span><text:span text:style-name="T3"> </text:span><text:span text:style-name="T5">para la respuesta: persona del grupo </text:span><text:span text:style-name="T3">MEDIVER </text:span><text:span text:style-name="T5">encargada de explicar y/o resolver las dudas sobre la respuesta dada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>NUM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GRUPO QUE HACE LA CONSULTA</text:p>
          </table:table-cell>
          <table:table-cell table:style-name="Tabla1.A1" office:value-type="string">
            <text:p text:style-name="P5">CONSULTA</text:p>
          </table:table-cell>
          <table:table-cell table:style-name="Tabla1.A1" office:value-type="string">
            <text:p text:style-name="P5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7">Responsable del grupo para la respuesta</text:p>
          </table:table-cell>
        </table:table-row>
        <table:table-row table:style-name="Tabla1.1"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una relación de todo el material que hay en cada a<text:span text:style-name="T6">ctividad</text:span>. Obtener la relación ordenada por los materiales.</text:p>
          </table:table-cell>
          <table:table-cell table:style-name="Tabla1.A1" office:value-type="string">
            <text:p text:style-name="P6">select materiales , nombre</text:p>
            <text:p text:style-name="P6">from actividades;</text:p>
            <text:p text:style-name="P8">CORRECTO</text:p>
          </table:table-cell>
          <table:table-cell table:style-name="Tabla1.A1" office:value-type="string">
            <text:p text:style-name="P6">NAZARETH</text:p>
          </table:table-cell>
        </table:table-row>
        <table:table-row table:style-name="Tabla1.1"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una relación de todas las personas que hay registradas en la base de datos indicando: nombre completo, dni y tipo de persona. En el caso de ser “usuario” indicar también la patología. Ordenar el resultado por tipo de persona y alfabéticamente.</text:p>
          </table:table-cell>
          <table:table-cell table:style-name="Tabla1.A1" office:value-type="string">
            <text:p text:style-name="P6">select p.nombre, p.dni, p.apellidos, p.tipo, u.patologia</text:p>
            <text:p text:style-name="P6">from personas p left join usuarios u </text:p>
            <text:p text:style-name="P6">on p.dni=u.dni </text:p>
            <text:p text:style-name="P6">order by p.tipo, <text:span text:style-name="T7">p.apellidos, </text:span>p.nombre asc;</text:p>
            <text:p text:style-name="P9">CORRECTO</text:p>
          </table:table-cell>
          <table:table-cell table:style-name="Tabla1.A1" office:value-type="string">
            <text:p text:style-name="P6">CARMEN</text:p>
          </table:table-cell>
        </table:table-row>
        <table:table-row table:style-name="Tabla1.1"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las actividades futuras que tiene cada mediador (obtener el nombre del mediador y la fecha de inicio de la actividad). <text:soft-page-break/>Ordenar el resultado por el mediador y la fecha de la actividad.</text:p>
          </table:table-cell>
          <table:table-cell table:style-name="Tabla1.A1" office:value-type="string">
            <text:p text:style-name="P6"/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Proponer y resolver una consulta que se resuelva con una subconsulta. 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Carmen</text:p>
          </table:table-cell>
        </table:table-row>
        <table:table-row table:style-name="Tabla1.1"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azareth</text:p>
          </table:table-cell>
        </table:table-row>
        <table:table-row table:style-name="Tabla1.1"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Alba</text:p>
          </table:table-cell>
        </table:table-row>
        <table:table-row table:style-name="Tabla1.1">
          <table:table-cell table:style-name="Tabla1.A1" office:value-type="string">
            <text:p text:style-name="P6">8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text:bookmark text:name="Bookmark"/>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Pedro</text:p>
          </table:table-cell>
        </table:table-row>
        <table:table-row table:style-name="Tabla1.1">
          <table:table-cell table:style-name="Tabla1.A1" office:value-type="string">
            <text:p text:style-name="P6">9</text:p>
          </table:table-cell>
          <table:table-cell table:style-name="Tabla1.A1" office:value-type="string">
            <text:p text:style-name="P11">16-05-2022</text:p>
          </table:table-cell>
          <table:table-cell table:style-name="Tabla1.A1" office:value-type="string">
            <text:p text:style-name="P11">LUIS</text:p>
          </table:table-cell>
          <table:table-cell table:style-name="Tabla1.A1" office:value-type="string">
            <text:p text:style-name="P11">Insertar un nuevo usuario llamado “Melchor Novoa Garrote” con NIF 10X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11">16-05-2022</text:p>
          </table:table-cell>
          <table:table-cell table:style-name="Tabla1.A1" office:value-type="string">
            <text:p text:style-name="P11">LUIS</text:p>
          </table:table-cell>
          <table:table-cell table:style-name="Tabla1.A1" office:value-type="string">
            <text:p text:style-name="P11">En las actividades que necesiten pantalla o tablet poner también como material necesario “internet”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1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2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3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23</meta:editing-cycles>
    <meta:creation-date>2022-05-11T07:55:00</meta:creation-date>
    <dc:date>2022-05-16T10:16:25.904000000</dc:date>
    <meta:editing-duration>PT4H10M3S</meta:editing-duration>
    <meta:generator>LibreOffice/4.1.6.2$Windows_x86 LibreOffice_project/40ff705089295be5be0aae9b15123f687c05b0a</meta:generator>
    <meta:document-statistic meta:table-count="1" meta:image-count="0" meta:object-count="0" meta:page-count="2" meta:paragraph-count="69" meta:word-count="382" meta:character-count="2260" meta:non-whitespace-character-count="19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